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2e7b" officeooo:paragraph-rsid="000a2e7b"/>
    </style:style>
    <style:style style:name="P2" style:family="paragraph" style:parent-style-name="Standard">
      <style:text-properties fo:font-weight="bold" officeooo:rsid="000a2e7b" officeooo:paragraph-rsid="000a2e7b" style:font-weight-asian="bold" style:font-weight-complex="bold"/>
    </style:style>
    <style:style style:name="P3" style:family="paragraph" style:parent-style-name="Standard">
      <style:text-properties fo:font-weight="bold" officeooo:rsid="000cbaac" officeooo:paragraph-rsid="000cbaac" style:font-weight-asian="bold" style:font-weight-complex="bold"/>
    </style:style>
    <style:style style:name="P4" style:family="paragraph" style:parent-style-name="Standard">
      <style:text-properties fo:font-weight="bold" officeooo:rsid="00104fac" officeooo:paragraph-rsid="00104fac" style:font-weight-asian="bold" style:font-weight-complex="bold"/>
    </style:style>
    <style:style style:name="P5" style:family="paragraph" style:parent-style-name="Standard">
      <style:text-properties fo:font-style="normal" fo:font-weight="bold" officeooo:rsid="000a2e7b" officeooo:paragraph-rsid="000a2e7b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00b737d" officeooo:paragraph-rsid="000b737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normal" officeooo:rsid="000b737d" officeooo:paragraph-rsid="000b737d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weight="normal" officeooo:rsid="000a2e7b" officeooo:paragraph-rsid="000a2e7b" style:font-weight-asian="normal" style:font-weight-complex="normal"/>
    </style:style>
    <style:style style:name="P9" style:family="paragraph" style:parent-style-name="Standard">
      <style:text-properties fo:font-weight="normal" officeooo:rsid="00104fac" officeooo:paragraph-rsid="00104fac" style:font-weight-asian="normal" style:font-weight-complex="normal"/>
    </style:style>
    <style:style style:name="P10" style:family="paragraph" style:parent-style-name="Standard">
      <style:text-properties officeooo:rsid="000cbaac" officeooo:paragraph-rsid="000cba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LEX program to recognize Integer, Real number and Identifier tokens.</text:p>
      <text:p text:style-name="P2">Input:</text:p>
      <text:p text:style-name="P8">%%</text:p>
      <text:p text:style-name="P8">[+-]?[0-9]+ {printf(" %s is integer\n",yytext);}</text:p>
      <text:p text:style-name="P8">[+-]?[0-9]+[.][0-9]+ {printf(" %s is real no\n",yytext);}</text:p>
      <text:p text:style-name="P8">[a-z|A-Z]([a-z|A-Z]|[0-9]|_)* {printf(" %s is identifier",yytext);}</text:p>
      <text:p text:style-name="P8">%%</text:p>
      <text:p text:style-name="P8">main(){</text:p>
      <text:p text:style-name="P8">printf("Enter input\n");</text:p>
      <text:p text:style-name="P8">yylex();</text:p>
      <text:p text:style-name="P8">}</text:p>
      <text:p text:style-name="P8">int yywrap(){</text:p>
      <text:p text:style-name="P8">return 1;</text:p>
      <text:p text:style-name="P8">}</text:p>
      <text:p text:style-name="P8"/>
      <text:p text:style-name="P2">Output:</text:p>
      <text:p text:style-name="P8">student@compgsp10:~$ gedit 1.l</text:p>
      <text:p text:style-name="P8">student@compgsp10:~$ lex 1.l</text:p>
      <text:p text:style-name="P8">student@compgsp10:~$ gcc lex.yy.c</text:p>
      <text:p text:style-name="P8">student@compgsp10:~$ ./a.out</text:p>
      <text:p text:style-name="P8">Enter input</text:p>
      <text:p text:style-name="P8">a11</text:p>
      <text:p text:style-name="P8"><text:s/>a11 is identifier</text:p>
      <text:p text:style-name="P8">34</text:p>
      <text:p text:style-name="P8"><text:s/>34 is integer</text:p>
      <text:p text:style-name="P8">34.07</text:p>
      <text:p text:style-name="P8">34.07 is real no</text:p>
      <text:p text:style-name="P8"/>
      <text:p text:style-name="P2">2. LEX program to recognize the given word and do the following:</text:p>
      <text:p text:style-name="P2">a. Find the length of a word.</text:p>
      <text:p text:style-name="P2">b. Print the word in the reverse.</text:p>
      <text:p text:style-name="P2">Input:</text:p>
      <text:p text:style-name="P8">%%</text:p>
      <text:p text:style-name="P8">[a-z|A-Z]* {printf(" %s is of length %d",yytext,yyleng);}</text:p>
      <text:p text:style-name="P8">%%</text:p>
      <text:p text:style-name="P8">main(){</text:p>
      <text:p text:style-name="P8">printf("Enter input\n");</text:p>
      <text:p text:style-name="P8">yylex();</text:p>
      <text:p text:style-name="P8">}</text:p>
      <text:p text:style-name="P8">int yywrap(){</text:p>
      <text:p text:style-name="P8">return 1;</text:p>
      <text:p text:style-name="P8">}</text:p>
      <text:p text:style-name="P2"/>
      <text:p text:style-name="P2">Output:</text:p>
      <text:p text:style-name="P8">student@compgsp10:~$ gedit 2.l</text:p>
      <text:p text:style-name="P8">student@compgsp10:~$ lex 2.l</text:p>
      <text:p text:style-name="P8">student@compgsp10:~$ gcc lex.yy.c</text:p>
      <text:p text:style-name="P8">student@compgsp10:~$ ./a.out</text:p>
      <text:p text:style-name="P8">Enter input</text:p>
      <text:p text:style-name="P8">Raunak</text:p>
      <text:p text:style-name="P8"><text:s/>Raunak is of length 6</text:p>
      <text:p text:style-name="P2"/>
      <text:p text:style-name="P2"><text:soft-page-break/>3. LEX program to count the number of vowels and consonants in the given string.</text:p>
      <text:p text:style-name="P2">Input:</text:p>
      <text:p text:style-name="P7">%{</text:p>
      <text:p text:style-name="P7">#include&lt;stdio.h&gt;</text:p>
      <text:p text:style-name="P7">#include&lt;stdlib.h&gt;</text:p>
      <text:p text:style-name="P7">int c1=0,c2=0;</text:p>
      <text:p text:style-name="P7">%}</text:p>
      <text:p text:style-name="P7">%%</text:p>
      <text:p text:style-name="P7">[aeiouAEIOU] { c1++;}</text:p>
      <text:p text:style-name="P7">[a-zA-Z] {c2++;}</text:p>
      <text:p text:style-name="P7">%%</text:p>
      <text:p text:style-name="P7">main(){</text:p>
      <text:p text:style-name="P7">printf("Enter character\n");</text:p>
      <text:p text:style-name="P7">yylex();</text:p>
      <text:p text:style-name="P7">printf("No of vowels are %d\n",c1);</text:p>
      <text:p text:style-name="P7">printf("No of consonant are %d\n",c2);</text:p>
      <text:p text:style-name="P7">}</text:p>
      <text:p text:style-name="P7">int yywrap(){</text:p>
      <text:p text:style-name="P7">return 1;</text:p>
      <text:p text:style-name="P7">}</text:p>
      <text:p text:style-name="P6"/>
      <text:p text:style-name="P6">Output:</text:p>
      <text:p text:style-name="P7">student@compgsp10:~$ gedit 3.l</text:p>
      <text:p text:style-name="P7">student@compgsp10:~$ lex 3.l</text:p>
      <text:p text:style-name="P7">student@compgsp10:~$ gcc lex.yy.c</text:p>
      <text:p text:style-name="P7">student@compgsp10:~$ ./a.out</text:p>
      <text:p text:style-name="P7">Enter character</text:p>
      <text:p text:style-name="P7">aeiou</text:p>
      <text:p text:style-name="P7">No of vowels are 5</text:p>
      <text:p text:style-name="P7">No of consonant are 0</text:p>
      <text:p text:style-name="P7"/>
      <text:p text:style-name="P6">4. LEX program to recognize and validate the given e-mail ID.</text:p>
      <text:p text:style-name="P6">Input:</text:p>
      <text:p text:style-name="P7">%{</text:p>
      <text:p text:style-name="P7">#include&lt;stdio.h&gt;</text:p>
      <text:p text:style-name="P7">#include&lt;stdlib.h&gt;</text:p>
      <text:p text:style-name="P7">int f=0;</text:p>
      <text:p text:style-name="P7">%}</text:p>
      <text:p text:style-name="P7">%%</text:p>
      <text:p text:style-name="P7">[a-z0-9A-Z.]+@gmail[.](com|in|uk) {printf("Valid Id");}</text:p>
      <text:p text:style-name="P7">.* {printf("Invalid Id");}</text:p>
      <text:p text:style-name="P7">%%</text:p>
      <text:p text:style-name="P7">main(){</text:p>
      <text:p text:style-name="P7">yylex();</text:p>
      <text:p text:style-name="P7">}</text:p>
      <text:p text:style-name="P7">int yywrap(){</text:p>
      <text:p text:style-name="P7">return 1;</text:p>
      <text:p text:style-name="P7">}</text:p>
      <text:p text:style-name="P7"/>
      <text:p text:style-name="P7">Output:</text:p>
      <text:p text:style-name="P7">student@compgsp10:~$ gedit 4.l</text:p>
      <text:p text:style-name="P7">student@compgsp10:~$ lex 4.l</text:p>
      <text:p text:style-name="P7"><text:soft-page-break/>student@compgsp10:~$ gcc lex.yy.c</text:p>
      <text:p text:style-name="P7">student@compgsp10:~$ ./a.out</text:p>
      <text:p text:style-name="P7">rau.naik98@gmail.com</text:p>
      <text:p text:style-name="P7">Valid Id</text:p>
      <text:p text:style-name="P7">123@abc.com</text:p>
      <text:p text:style-name="P7">Invalid Id</text:p>
      <text:p text:style-name="P7"/>
      <text:p text:style-name="P6">5. LEX program to count the number of words and number of lines in the given input file.</text:p>
      <text:p text:style-name="P6">Input:</text:p>
      <text:p text:style-name="P7"/>
      <text:p text:style-name="P2"/>
      <text:p text:style-name="P2">6. LEX program to recognize the valid mobile number.</text:p>
      <text:p text:style-name="P2">Input:</text:p>
      <text:p text:style-name="P1">%%</text:p>
      <text:p text:style-name="P1">[7-9][0-9][0-9][0-9][0-9][0-9][0-9][0-9][0-9][0-9] {printf("Valid mobile number");}</text:p>
      <text:p text:style-name="P1">.* {printf("Not a valid number");}</text:p>
      <text:p text:style-name="P1">%%</text:p>
      <text:p text:style-name="P1">main()</text:p>
      <text:p text:style-name="P1">{</text:p>
      <text:p text:style-name="P1">yylex();</text:p>
      <text:p text:style-name="P1">}</text:p>
      <text:p text:style-name="P1">int yywrap(void)</text:p>
      <text:p text:style-name="P1">{</text:p>
      <text:p text:style-name="P1">return 1;</text:p>
      <text:p text:style-name="P1">}</text:p>
      <text:p text:style-name="P1"/>
      <text:p text:style-name="P2">Output:</text:p>
      <text:p text:style-name="P1">student@compgsp10:~$ gedit 5.l</text:p>
      <text:p text:style-name="P1">student@compgsp10:~$ lex 5.l</text:p>
      <text:p text:style-name="P1">student@compgsp10:~$ gcc lex.yy.c</text:p>
      <text:p text:style-name="P1">student@compgsp10:~$ ./a.out</text:p>
      <text:p text:style-name="P1">9999888812</text:p>
      <text:p text:style-name="P1">Valid mobile number</text:p>
      <text:p text:style-name="P1">123</text:p>
      <text:p text:style-name="P1">Not a valid number</text:p>
      <text:p text:style-name="P1"/>
      <text:p text:style-name="P5">7. LEX program to recognize any five keywords of C language.</text:p>
      <text:p text:style-name="P5">Input:</text:p>
      <text:p text:style-name="P1">%%</text:p>
      <text:p text:style-name="P1">(int|return|for|while|switch) {printf("Valid C keyword");}</text:p>
      <text:p text:style-name="P1">.* {printf("Not a valid C keyword");}</text:p>
      <text:p text:style-name="P1">%%</text:p>
      <text:p text:style-name="P1">main()</text:p>
      <text:p text:style-name="P1">{</text:p>
      <text:p text:style-name="P1">yylex();</text:p>
      <text:p text:style-name="P1">}</text:p>
      <text:p text:style-name="P1">int yywrap()</text:p>
      <text:p text:style-name="P1">{</text:p>
      <text:p text:style-name="P1">return 1;</text:p>
      <text:p text:style-name="P1">}</text:p>
      <text:p text:style-name="P1"/>
      <text:p text:style-name="P2">Output:</text:p>
      <text:p text:style-name="P1"><text:soft-page-break/>student@compgsp10:~$ gedit 7.l</text:p>
      <text:p text:style-name="P1">student@compgsp10:~$ lex 7.l</text:p>
      <text:p text:style-name="P1">student@compgsp10:~$ gcc lex.yy.c</text:p>
      <text:p text:style-name="P1">student@compgsp10:~$ ./a.out</text:p>
      <text:p text:style-name="P1">int</text:p>
      <text:p text:style-name="P1">Valid C keyword</text:p>
      <text:p text:style-name="P1">say</text:p>
      <text:p text:style-name="P1">Not a valid C keyword</text:p>
      <text:p text:style-name="P1"/>
      <text:p text:style-name="P3">8. LEX program to recognize all relational operators in PASCAL language.</text:p>
      <text:p text:style-name="P3">Input:</text:p>
      <text:p text:style-name="P10">%%</text:p>
      <text:p text:style-name="P10">(=|&lt;|&gt;|&lt;=|&gt;=|&lt;&gt;) {printf("Valid PASCAL relational operator");}</text:p>
      <text:p text:style-name="P10">.* {printf("Ivalid PASCAL relational operator");}</text:p>
      <text:p text:style-name="P10">%%</text:p>
      <text:p text:style-name="P10">main()</text:p>
      <text:p text:style-name="P10">{</text:p>
      <text:p text:style-name="P10">yylex();</text:p>
      <text:p text:style-name="P10">}</text:p>
      <text:p text:style-name="P10">int yywrap()</text:p>
      <text:p text:style-name="P10">{</text:p>
      <text:p text:style-name="P10">return 1;</text:p>
      <text:p text:style-name="P10">}</text:p>
      <text:p text:style-name="P10"/>
      <text:p text:style-name="P3">Output:</text:p>
      <text:p text:style-name="P10">student@compgsp10:~$ gedit 8.l</text:p>
      <text:p text:style-name="P10">student@compgsp10:~$ lex 8.l</text:p>
      <text:p text:style-name="P10">student@compgsp10:~$ gcc lex.yy.c</text:p>
      <text:p text:style-name="P10">student@compgsp10:~$ ./a.out</text:p>
      <text:p text:style-name="P10">=</text:p>
      <text:p text:style-name="P10">Valid PASCAL relational operator</text:p>
      <text:p text:style-name="P10">?</text:p>
      <text:p text:style-name="P10">Ivalid PASCAL relational operator</text:p>
      <text:p text:style-name="P10">&lt;&gt;</text:p>
      <text:p text:style-name="P10">Valid PASCAL relational operator</text:p>
      <text:p text:style-name="P10"/>
      <text:p text:style-name="P3">9. LEX program to recognize all the punctuation symbols.</text:p>
      <text:p text:style-name="P3">Input:</text:p>
      <text:p text:style-name="P10"/>
      <text:p text:style-name="P10"/>
      <text:p text:style-name="P4">10. LEX program to count the number of comment line in the given input C program.</text:p>
      <text:p text:style-name="P4">Input: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5:37:58.614776976</meta:creation-date>
    <dc:date>2019-08-05T16:43:20.157131504</dc:date>
    <meta:editing-duration>PT4M1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4" meta:paragraph-count="180" meta:word-count="474" meta:character-count="3451" meta:non-whitespace-character-count="3025"/>
  </office:meta>
</office:document-meta>
</file>